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1746" officeooo:paragraph-rsid="00041746"/>
    </style:style>
    <style:style style:name="P2" style:family="paragraph" style:parent-style-name="Standard" style:list-style-name="L1">
      <style:text-properties officeooo:rsid="00041746" officeooo:paragraph-rsid="00041746"/>
    </style:style>
    <style:style style:name="P3" style:family="paragraph" style:parent-style-name="Text_20_body">
      <style:text-properties officeooo:rsid="0006bd71" officeooo:paragraph-rsid="0006bd71"/>
    </style:style>
    <style:style style:name="T1" style:family="text">
      <style:text-properties officeooo:rsid="00047f9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Reset</text:h>
      <text:p text:style-name="P1">Die C64 RESET Leitung ist am Pico GPIO02 angeschlossen. Dafür wird ein Interrupt eingesetzt der auf die steigende und fallende Flanke reagiert. Der Status der Reset Leitung wird dann in der Varibale reset_state gespeichert. In der MainLoop wird reset_state ausgewertet und bei „false“ die Reset Routine angesprungen.</text:p>
      <text:p text:style-name="P1"/>
      <text:p text:style-name="P1">Aufgaben zur Umsetzung:</text:p>
      <text:list xml:id="list134264700" text:style-name="L1">
        <text:list-item>
          <text:p text:style-name="P2">Callback Function erstellen</text:p>
          <text:list>
            <text:list-item>
              <text:p text:style-name="P2">RESET Status speichern in reset_state</text:p>
            </text:list-item>
          </text:list>
        </text:list-item>
        <text:list-item>
          <text:p text:style-name="P2">GPIO Interrupt initialisieren</text:p>
        </text:list-item>
        <text:list-item>
          <text:p text:style-name="P2">in der MainLoop reset_state überwachen</text:p>
          <text:list>
            <text:list-item>
              <text:p text:style-name="P2">bei false SID Reset Routine anspringen</text:p>
            </text:list-item>
          </text:list>
        </text:list-item>
      </text:list>
      <text:p text:style-name="P1"/>
      <text:h text:style-name="Heading_20_4" text:outline-level="4">Read <text:span text:style-name="T1">Address and Data</text:span></text:h>
      <text:p text:style-name="P3">Wann werden Daten vom C64 zum SID gesendet und wie können wir diese hier abgreifen. Dazu gibt es die 3 Leitungen CLK, RW und CS.</text:p>
      <text:p text:style-name="P3">CLK = Der Systemtakt des C64<text:line-break/>RW = Read and Write<text:line-break/>CS = Chip Select</text:p>
      <text:p text:style-name="P3">Der PIO vom Pico ist so programmiert das er auf die Fallende Flanke des CS Signals wartet und überprüft ob CLK = 1 und RW = 0 ist. Wenn diese Bedingung erfüllt ist, liest er die Daten vom Adressbus und Datenbus. Diese Daten werden dann per IRQ0 an dem Pioc Core übergeben und dieser verarbeitet die Daten dann weiter.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1T19:28:18.100077754</dc:date>
    <dc:creator>Thorsten Kattanek</dc:creator>
    <meta:editing-duration>PT2H55M10S</meta:editing-duration>
    <meta:editing-cycles>5</meta:editing-cycles>
    <meta:generator>LibreOffice/7.3.7.2$Linux_X86_64 LibreOffice_project/30$Build-2</meta:generator>
    <meta:document-statistic meta:table-count="0" meta:image-count="0" meta:object-count="0" meta:page-count="1" meta:paragraph-count="12" meta:word-count="181" meta:character-count="1050" meta:non-whitespace-character-count="885"/>
  </office:meta>
</office:document-meta>
</file>